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r</mi>
            <mrow>
              <mspace width="2em"/>
              <mo stretchy="false">=</mo>
              <mspace width="2em"/>
            </mrow>
            <msqrt>
              <mrow>
                <msup>
                  <mi>x</mi>
                  <mn>2</mn>
                </msup>
                <mrow>
                  <mspace width="2em"/>
                  <mo stretchy="false">+</mo>
                  <mspace width="2em"/>
                </mrow>
                <msup>
                  <mi>y</mi>
                  <mn>2</mn>
                </msup>
              </mrow>
            </msqrt>
          </mrow>
        </mtd>
      </mtr>
      <mtr>
        <mtd>
          <mrow>
            <mi mathvariant="normal">ϑ</mi>
            <mrow>
              <mspace width="2em"/>
              <mo stretchy="false">=</mo>
              <mspace width="2em"/>
            </mrow>
            <mi>arctan</mi>
            <mrow>
              <mo fence="true" stretchy="false">(</mo>
              <mrow>
                <mfrac>
                  <mi>y</mi>
                  <mi>x</mi>
                </mfrac>
              </mrow>
              <mo fence="true" stretchy="false">)</mo>
            </mrow>
          </mrow>
        </mtd>
      </mtr>
    </mtable>
    <annotation encoding="StarMath 5.0">r ~=~ sqrt{ x ^2 ~+~ y ^2 } newline 
%ivartheta ~=~ arctan ( y over x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8:45:08.709000000</meta:creation-date>
    <dc:date>2015-03-05T18:46:18.306000000</dc:date>
    <meta:editing-duration>PT1M9S</meta:editing-duration>
    <meta:editing-cycles>1</meta:editing-cycles>
    <meta:generator>LibreOffice/4.3.4.1$Windows_x86 LibreOffice_project/bc356b2f991740509f321d70e4512a6a54c5f243</meta:generator>
  </office:meta>
</office:document-meta>
</file>